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fd3e"/>
    </style:style>
    <style:style style:name="T1" style:family="text">
      <style:text-properties officeooo:rsid="000cfd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w to host ec2 instance on public subnet and launch RDS on private subnet and establish a connection between application and database(RDS) and launch the application and everything on our own VPC accross multiple AZ </text:span></text:p>
      <text:p text:style-name="Standard"/>
      <text:p text:style-name="Standard">ubuntu@ip-10-0-1-33:~$ sudo apt-get update</text:p>
      <text:p text:style-name="Standard">Hit:1 http://us-east-1.ec2.archive.ubuntu.com/ubuntu jammy InRelease</text:p>
      <text:p text:style-name="Standard">Get:2 http://us-east-1.ec2.archive.ubuntu.com/ubuntu jammy-updates InRelease [114 kB]</text:p>
      <text:p text:style-name="Standard">Get:3 http://us-east-1.ec2.archive.ubuntu.com/ubuntu jammy-backports InRelease [99.8 kB]</text:p>
      <text:p text:style-name="Standard">Get:4 http://security.ubuntu.com/ubuntu jammy-security InRelease [110 kB]</text:p>
      <text:p text:style-name="Standard">Get:5 http://us-east-1.ec2.archive.ubuntu.com/ubuntu jammy/universe amd64 Packages [14.1 MB]</text:p>
      <text:p text:style-name="Standard">Get:6 http://us-east-1.ec2.archive.ubuntu.com/ubuntu jammy/universe Translation-en [5652 kB]</text:p>
      <text:p text:style-name="Standard">Get:7 http://security.ubuntu.com/ubuntu jammy-security/main amd64 Packages [499 kB]</text:p>
      <text:p text:style-name="Standard">Get:8 http://security.ubuntu.com/ubuntu jammy-security/main Translation-en [108 kB] <text:s text:c="12"/></text:p>
      <text:p text:style-name="Standard">Get:9 http://security.ubuntu.com/ubuntu jammy-security/restricted amd64 Packages [412 kB] <text:s text:c="13"/></text:p>
      <text:p text:style-name="Standard">Get:10 http://security.ubuntu.com/ubuntu jammy-security/restricted Translation-en [62.9 kB] <text:s text:c="5"/></text:p>
      <text:p text:style-name="Standard">Get:11 http://security.ubuntu.com/ubuntu jammy-security/universe amd64 Packages [619 kB] <text:s text:c="11"/></text:p>
      <text:p text:style-name="Standard">Get:12 http://security.ubuntu.com/ubuntu jammy-security/universe Translation-en [81.1 kB] <text:s text:c="3"/></text:p>
      <text:p text:style-name="Standard">Get:13 http://security.ubuntu.com/ubuntu jammy-security/universe amd64 c-n-f Metadata [2408 B] <text:s text:c="5"/></text:p>
      <text:p text:style-name="Standard">Get:14 http://security.ubuntu.com/ubuntu jammy-security/multiverse amd64 Packages [4192 B] <text:s text:c="8"/></text:p>
      <text:p text:style-name="Standard">Get:15 http://security.ubuntu.com/ubuntu jammy-security/multiverse Translation-en [900 B] <text:s text:c="3"/></text:p>
      <text:p text:style-name="Standard">Get:16 http://security.ubuntu.com/ubuntu jammy-security/multiverse amd64 c-n-f Metadata [228 B] <text:s text:c="2"/></text:p>
      <text:p text:style-name="Standard">Get:17 http://us-east-1.ec2.archive.ubuntu.com/ubuntu jammy/universe amd64 c-n-f Metadata [286 kB]</text:p>
      <text:p text:style-name="Standard">Get:18 http://us-east-1.ec2.archive.ubuntu.com/ubuntu jammy/multiverse amd64 Packages [217 kB]</text:p>
      <text:p text:style-name="Standard">Get:19 http://us-east-1.ec2.archive.ubuntu.com/ubuntu jammy/multiverse Translation-en [112 kB]</text:p>
      <text:p text:style-name="Standard">Get:20 http://us-east-1.ec2.archive.ubuntu.com/ubuntu jammy/multiverse amd64 c-n-f Metadata [8372 B]</text:p>
      <text:p text:style-name="Standard">Get:21 http://us-east-1.ec2.archive.ubuntu.com/ubuntu jammy-updates/main amd64 Packages [734 kB]</text:p>
      <text:p text:style-name="Standard">Get:22 http://us-east-1.ec2.archive.ubuntu.com/ubuntu jammy-updates/main Translation-en [165 kB]</text:p>
      <text:p text:style-name="Standard">Get:23 http://us-east-1.ec2.archive.ubuntu.com/ubuntu jammy-updates/main amd64 c-n-f Metadata [10.9 kB]</text:p>
      <text:p text:style-name="Standard">Get:24 http://us-east-1.ec2.archive.ubuntu.com/ubuntu jammy-updates/restricted amd64 Packages [453 kB]</text:p>
      <text:p text:style-name="Standard">Get:25 http://us-east-1.ec2.archive.ubuntu.com/ubuntu jammy-updates/restricted Translation-en [69.3 kB]</text:p>
      <text:p text:style-name="Standard">Get:26 http://us-east-1.ec2.archive.ubuntu.com/ubuntu jammy-updates/restricted amd64 c-n-f Metadata [584 B]</text:p>
      <text:p text:style-name="Standard">Get:27 http://us-east-1.ec2.archive.ubuntu.com/ubuntu jammy-updates/universe amd64 Packages [757 kB]</text:p>
      <text:p text:style-name="Standard">Get:28 http://us-east-1.ec2.archive.ubuntu.com/ubuntu jammy-updates/universe Translation-en [126 kB]</text:p>
      <text:p text:style-name="Standard">Get:29 http://us-east-1.ec2.archive.ubuntu.com/ubuntu jammy-updates/universe amd64 c-n-f Metadata [4404 B]</text:p>
      <text:p text:style-name="Standard">Get:30 http://us-east-1.ec2.archive.ubuntu.com/ubuntu jammy-updates/multiverse amd64 Packages [7216 B]</text:p>
      <text:p text:style-name="Standard">Get:31 http://us-east-1.ec2.archive.ubuntu.com/ubuntu jammy-updates/multiverse Translation-en [2360 B]</text:p>
      <text:p text:style-name="Standard">Get:32 http://us-east-1.ec2.archive.ubuntu.com/ubuntu jammy-updates/multiverse amd64 c-n-f Metadata [420 B]</text:p>
      <text:p text:style-name="Standard"><text:soft-page-break/>Get:33 http://us-east-1.ec2.archive.ubuntu.com/ubuntu jammy-backports/main amd64 Packages [3008 B]</text:p>
      <text:p text:style-name="Standard">Get:34 http://us-east-1.ec2.archive.ubuntu.com/ubuntu jammy-backports/main Translation-en [1432 B]</text:p>
      <text:p text:style-name="Standard">Get:35 http://us-east-1.ec2.archive.ubuntu.com/ubuntu jammy-backports/main amd64 c-n-f Metadata [272 B]</text:p>
      <text:p text:style-name="Standard">Get:36 http://us-east-1.ec2.archive.ubuntu.com/ubuntu jammy-backports/restricted amd64 c-n-f Metadata [116 B]</text:p>
      <text:p text:style-name="Standard">Get:37 http://us-east-1.ec2.archive.ubuntu.com/ubuntu jammy-backports/universe amd64 Packages [6740 B]</text:p>
      <text:p text:style-name="Standard">Get:38 http://us-east-1.ec2.archive.ubuntu.com/ubuntu jammy-backports/universe Translation-en [9360 B]</text:p>
      <text:p text:style-name="Standard">Get:39 http://us-east-1.ec2.archive.ubuntu.com/ubuntu jammy-backports/universe amd64 c-n-f Metadata [352 B]</text:p>
      <text:p text:style-name="Standard">Get:40 http://us-east-1.ec2.archive.ubuntu.com/ubuntu jammy-backports/multiverse amd64 c-n-f Metadata [116 B]</text:p>
      <text:p text:style-name="Standard">Fetched 24.8 MB in 4s (6347 kB/s) <text:s text:c="25"/></text:p>
      <text:p text:style-name="Standard">Reading package lists... Done</text:p>
      <text:p text:style-name="Standard">ubuntu@ip-10-0-1-33:~$ sudo apt-get install libapache2-mod-php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apache2 apache2-bin apache2-data apache2-utils bzip2 libapache2-mod-php8.1 libapr1 libaprutil1 libaprutil1-dbd-sqlite3 libaprutil1-ldap liblua5.3-0 mailcap</text:p>
      <text:p text:style-name="Standard"><text:s text:c="2"/>mime-support php-common php8.1-cli php8.1-common php8.1-opcache php8.1-readline ssl-cert</text:p>
      <text:p text:style-name="Standard">Suggested packages:</text:p>
      <text:p text:style-name="Standard"><text:s text:c="2"/>apache2-doc apache2-suexec-pristine | apache2-suexec-custom www-browser bzip2-doc php-pear</text:p>
      <text:p text:style-name="Standard">The following NEW packages will be installed:</text:p>
      <text:p text:style-name="Standard"><text:s text:c="2"/>apache2 apache2-bin apache2-data apache2-utils bzip2 libapache2-mod-php libapache2-mod-php8.1 libapr1 libaprutil1 libaprutil1-dbd-sqlite3 libaprutil1-ldap</text:p>
      <text:p text:style-name="Standard"><text:s text:c="2"/>liblua5.3-0 mailcap mime-support php-common php8.1-cli php8.1-common php8.1-opcache php8.1-readline ssl-cert</text:p>
      <text:p text:style-name="Standard">0 upgraded, 20 newly installed, 0 to remove and 90 not upgraded.</text:p>
      <text:p text:style-name="Standard">Need to get 7253 kB of archives.</text:p>
      <text:p text:style-name="Standard">After this operation, 29.8 MB of additional disk space will be used.</text:p>
      <text:p text:style-name="Standard">Do you want to continue? [Y/n] y</text:p>
      <text:p text:style-name="Standard">Get:1 http://us-east-1.ec2.archive.ubuntu.com/ubuntu jammy/main amd64 libapr1 amd64 1.7.0-8build1 [107 kB]</text:p>
      <text:p text:style-name="Standard">Get:2 http://us-east-1.ec2.archive.ubuntu.com/ubuntu jammy/main amd64 libaprutil1 amd64 1.6.1-5ubuntu4 [92.4 kB]</text:p>
      <text:p text:style-name="Standard">Get:3 http://us-east-1.ec2.archive.ubuntu.com/ubuntu jammy/main amd64 libaprutil1-dbd-sqlite3 amd64 1.6.1-5ubuntu4 [11.3 kB]</text:p>
      <text:p text:style-name="Standard">Get:4 http://us-east-1.ec2.archive.ubuntu.com/ubuntu jammy/main amd64 libaprutil1-ldap amd64 1.6.1-5ubuntu4 [9162 B]</text:p>
      <text:p text:style-name="Standard">Get:5 http://us-east-1.ec2.archive.ubuntu.com/ubuntu jammy/main amd64 liblua5.3-0 amd64 5.3.6-1build1 [140 kB]</text:p>
      <text:p text:style-name="Standard">Get:6 http://us-east-1.ec2.archive.ubuntu.com/ubuntu jammy-updates/main amd64 apache2-bin amd64 2.4.52-1ubuntu4.2 [1344 kB]</text:p>
      <text:p text:style-name="Standard">Get:7 http://us-east-1.ec2.archive.ubuntu.com/ubuntu jammy-updates/main amd64 apache2-data all 2.4.52-1ubuntu4.2 [165 kB]</text:p>
      <text:p text:style-name="Standard"><text:soft-page-break/>Get:8 http://us-east-1.ec2.archive.ubuntu.com/ubuntu jammy-updates/main amd64 apache2-utils amd64 2.4.52-1ubuntu4.2 [89.3 kB]</text:p>
      <text:p text:style-name="Standard">Get:9 http://us-east-1.ec2.archive.ubuntu.com/ubuntu jammy/main amd64 mailcap all 3.70+nmu1ubuntu1 [23.8 kB]</text:p>
      <text:p text:style-name="Standard">Get:10 http://us-east-1.ec2.archive.ubuntu.com/ubuntu jammy/main amd64 mime-support all 3.66 [3696 B]</text:p>
      <text:p text:style-name="Standard">Get:11 http://us-east-1.ec2.archive.ubuntu.com/ubuntu jammy-updates/main amd64 apache2 amd64 2.4.52-1ubuntu4.2 [97.9 kB]</text:p>
      <text:p text:style-name="Standard">Get:12 http://us-east-1.ec2.archive.ubuntu.com/ubuntu jammy/main amd64 bzip2 amd64 1.0.8-5build1 [34.8 kB]</text:p>
      <text:p text:style-name="Standard">Get:13 http://us-east-1.ec2.archive.ubuntu.com/ubuntu jammy/main amd64 php-common all 2:92ubuntu1 [12.4 kB]</text:p>
      <text:p text:style-name="Standard">Get:14 http://us-east-1.ec2.archive.ubuntu.com/ubuntu jammy-updates/main amd64 php8.1-common amd64 8.1.2-1ubuntu2.9 [1126 kB]</text:p>
      <text:p text:style-name="Standard">Get:15 http://us-east-1.ec2.archive.ubuntu.com/ubuntu jammy-updates/main amd64 php8.1-opcache amd64 8.1.2-1ubuntu2.9 [365 kB]</text:p>
      <text:p text:style-name="Standard">Get:16 http://us-east-1.ec2.archive.ubuntu.com/ubuntu jammy-updates/main amd64 php8.1-readline amd64 8.1.2-1ubuntu2.9 [13.5 kB]</text:p>
      <text:p text:style-name="Standard">Get:17 http://us-east-1.ec2.archive.ubuntu.com/ubuntu jammy-updates/main amd64 php8.1-cli amd64 8.1.2-1ubuntu2.9 [1833 kB]</text:p>
      <text:p text:style-name="Standard">Get:18 http://us-east-1.ec2.archive.ubuntu.com/ubuntu jammy-updates/main amd64 libapache2-mod-php8.1 amd64 8.1.2-1ubuntu2.9 [1764 kB]</text:p>
      <text:p text:style-name="Standard">Get:19 http://us-east-1.ec2.archive.ubuntu.com/ubuntu jammy/main amd64 libapache2-mod-php all 2:8.1+92ubuntu1 [2898 B]</text:p>
      <text:p text:style-name="Standard">Get:20 http://us-east-1.ec2.archive.ubuntu.com/ubuntu jammy/main amd64 ssl-cert all 1.1.2 [17.4 kB]</text:p>
      <text:p text:style-name="Standard">Fetched 7253 kB in 0s (43.8 MB/s)</text:p>
      <text:p text:style-name="Standard">Preconfiguring packages ...</text:p>
      <text:p text:style-name="Standard">Selecting previously unselected package libapr1:amd64.</text:p>
      <text:p text:style-name="Standard">(Reading database ... 63663 files and directories currently installed.)</text:p>
      <text:p text:style-name="Standard">Preparing to unpack .../00-libapr1_1.7.0-8build1_amd64.deb ...</text:p>
      <text:p text:style-name="Standard">Unpacking libapr1:amd64 (1.7.0-8build1) ...</text:p>
      <text:p text:style-name="Standard">Selecting previously unselected package libaprutil1:amd64.</text:p>
      <text:p text:style-name="Standard">Preparing to unpack .../01-libaprutil1_1.6.1-5ubuntu4_amd64.deb ...</text:p>
      <text:p text:style-name="Standard">Unpacking libaprutil1:amd64 (1.6.1-5ubuntu4) ...</text:p>
      <text:p text:style-name="Standard">Selecting previously unselected package libaprutil1-dbd-sqlite3:amd64.</text:p>
      <text:p text:style-name="Standard">Preparing to unpack .../02-libaprutil1-dbd-sqlite3_1.6.1-5ubuntu4_amd64.deb ...</text:p>
      <text:p text:style-name="Standard">Unpacking libaprutil1-dbd-sqlite3:amd64 (1.6.1-5ubuntu4) ...</text:p>
      <text:p text:style-name="Standard">Selecting previously unselected package libaprutil1-ldap:amd64.</text:p>
      <text:p text:style-name="Standard">Preparing to unpack .../03-libaprutil1-ldap_1.6.1-5ubuntu4_amd64.deb ...</text:p>
      <text:p text:style-name="Standard">Unpacking libaprutil1-ldap:amd64 (1.6.1-5ubuntu4) ...</text:p>
      <text:p text:style-name="Standard">Selecting previously unselected package liblua5.3-0:amd64.</text:p>
      <text:p text:style-name="Standard">Preparing to unpack .../04-liblua5.3-0_5.3.6-1build1_amd64.deb ...</text:p>
      <text:p text:style-name="Standard">Unpacking liblua5.3-0:amd64 (5.3.6-1build1) ...</text:p>
      <text:p text:style-name="Standard">Selecting previously unselected package apache2-bin.</text:p>
      <text:p text:style-name="Standard">Preparing to unpack .../05-apache2-bin_2.4.52-1ubuntu4.2_amd64.deb ...</text:p>
      <text:p text:style-name="Standard">Unpacking apache2-bin (2.4.52-1ubuntu4.2) ...</text:p>
      <text:p text:style-name="Standard">Selecting previously unselected package apache2-data.</text:p>
      <text:p text:style-name="Standard">Preparing to unpack .../06-apache2-data_2.4.52-1ubuntu4.2_all.deb ...</text:p>
      <text:p text:style-name="Standard">Unpacking apache2-data (2.4.52-1ubuntu4.2) ...</text:p>
      <text:p text:style-name="Standard">Selecting previously unselected package apache2-utils.</text:p>
      <text:p text:style-name="Standard">Preparing to unpack .../07-apache2-utils_2.4.52-1ubuntu4.2_amd64.deb ...</text:p>
      <text:p text:style-name="Standard"><text:soft-page-break/>Unpacking apache2-utils (2.4.52-1ubuntu4.2) ...</text:p>
      <text:p text:style-name="Standard">Selecting previously unselected package mailcap.</text:p>
      <text:p text:style-name="Standard">Preparing to unpack .../08-mailcap_3.70+nmu1ubuntu1_all.deb ...</text:p>
      <text:p text:style-name="Standard">Unpacking mailcap (3.70+nmu1ubuntu1) ...</text:p>
      <text:p text:style-name="Standard">Selecting previously unselected package mime-support.</text:p>
      <text:p text:style-name="Standard">Preparing to unpack .../09-mime-support_3.66_all.deb ...</text:p>
      <text:p text:style-name="Standard">Unpacking mime-support (3.66) ...</text:p>
      <text:p text:style-name="Standard">Selecting previously unselected package apache2.</text:p>
      <text:p text:style-name="Standard">Preparing to unpack .../10-apache2_2.4.52-1ubuntu4.2_amd64.deb ...</text:p>
      <text:p text:style-name="Standard">Unpacking apache2 (2.4.52-1ubuntu4.2) ...</text:p>
      <text:p text:style-name="Standard">Selecting previously unselected package bzip2.</text:p>
      <text:p text:style-name="Standard">Preparing to unpack .../11-bzip2_1.0.8-5build1_amd64.deb ...</text:p>
      <text:p text:style-name="Standard">Unpacking bzip2 (1.0.8-5build1) ...</text:p>
      <text:p text:style-name="Standard">Selecting previously unselected package php-common.</text:p>
      <text:p text:style-name="Standard">Preparing to unpack .../12-php-common_2%3a92ubuntu1_all.deb ...</text:p>
      <text:p text:style-name="Standard">Unpacking php-common (2:92ubuntu1) ...</text:p>
      <text:p text:style-name="Standard">Selecting previously unselected package php8.1-common.</text:p>
      <text:p text:style-name="Standard">Preparing to unpack .../13-php8.1-common_8.1.2-1ubuntu2.9_amd64.deb ...</text:p>
      <text:p text:style-name="Standard">Unpacking php8.1-common (8.1.2-1ubuntu2.9) ...</text:p>
      <text:p text:style-name="Standard">Selecting previously unselected package php8.1-opcache.</text:p>
      <text:p text:style-name="Standard">Preparing to unpack .../14-php8.1-opcache_8.1.2-1ubuntu2.9_amd64.deb ...</text:p>
      <text:p text:style-name="Standard">Unpacking php8.1-opcache (8.1.2-1ubuntu2.9) ...</text:p>
      <text:p text:style-name="Standard">Selecting previously unselected package php8.1-readline.</text:p>
      <text:p text:style-name="Standard">Preparing to unpack .../15-php8.1-readline_8.1.2-1ubuntu2.9_amd64.deb ...</text:p>
      <text:p text:style-name="Standard">Unpacking php8.1-readline (8.1.2-1ubuntu2.9) ...</text:p>
      <text:p text:style-name="Standard">Selecting previously unselected package php8.1-cli.</text:p>
      <text:p text:style-name="Standard">Preparing to unpack .../16-php8.1-cli_8.1.2-1ubuntu2.9_amd64.deb ...</text:p>
      <text:p text:style-name="Standard">Unpacking php8.1-cli (8.1.2-1ubuntu2.9) ...</text:p>
      <text:p text:style-name="Standard">Selecting previously unselected package libapache2-mod-php8.1.</text:p>
      <text:p text:style-name="Standard">Preparing to unpack .../17-libapache2-mod-php8.1_8.1.2-1ubuntu2.9_amd64.deb ...</text:p>
      <text:p text:style-name="Standard">Unpacking libapache2-mod-php8.1 (8.1.2-1ubuntu2.9) ...</text:p>
      <text:p text:style-name="Standard">Selecting previously unselected package libapache2-mod-php.</text:p>
      <text:p text:style-name="Standard">Preparing to unpack .../18-libapache2-mod-php_2%3a8.1+92ubuntu1_all.deb ...</text:p>
      <text:p text:style-name="Standard">Unpacking libapache2-mod-php (2:8.1+92ubuntu1) ...</text:p>
      <text:p text:style-name="Standard">Selecting previously unselected package ssl-cert.</text:p>
      <text:p text:style-name="Standard">Preparing to unpack .../19-ssl-cert_1.1.2_all.deb ...</text:p>
      <text:p text:style-name="Standard">Unpacking ssl-cert (1.1.2) ...</text:p>
      <text:p text:style-name="Standard">Setting up php-common (2:92ubuntu1) ...</text:p>
      <text:p text:style-name="Standard">Created symlink /etc/systemd/system/timers.target.wants/phpsessionclean.timer → /lib/systemd/system/phpsessionclean.timer.</text:p>
      <text:p text:style-name="Standard">Setting up php8.1-common (8.1.2-1ubuntu2.9) ...</text:p>
      <text:p text:style-name="Standard"/>
      <text:p text:style-name="Standard">Creating config file /etc/php/8.1/mods-available/calendar.ini with new version</text:p>
      <text:p text:style-name="Standard"/>
      <text:p text:style-name="Standard">Creating config file /etc/php/8.1/mods-available/ctype.ini with new version</text:p>
      <text:p text:style-name="Standard"/>
      <text:p text:style-name="Standard">Creating config file /etc/php/8.1/mods-available/exif.ini with new version</text:p>
      <text:p text:style-name="Standard"/>
      <text:p text:style-name="Standard">Creating config file /etc/php/8.1/mods-available/fileinfo.ini with new version</text:p>
      <text:p text:style-name="Standard"/>
      <text:p text:style-name="Standard">Creating config file /etc/php/8.1/mods-available/ffi.ini with new version</text:p>
      <text:p text:style-name="Standard"/>
      <text:p text:style-name="Standard"><text:soft-page-break/>Creating config file /etc/php/8.1/mods-available/ftp.ini with new version</text:p>
      <text:p text:style-name="Standard"/>
      <text:p text:style-name="Standard">Creating config file /etc/php/8.1/mods-available/gettext.ini with new version</text:p>
      <text:p text:style-name="Standard"/>
      <text:p text:style-name="Standard">Creating config file /etc/php/8.1/mods-available/iconv.ini with new version</text:p>
      <text:p text:style-name="Standard"/>
      <text:p text:style-name="Standard">Creating config file /etc/php/8.1/mods-available/pdo.ini with new version</text:p>
      <text:p text:style-name="Standard"/>
      <text:p text:style-name="Standard">Creating config file /etc/php/8.1/mods-available/phar.ini with new version</text:p>
      <text:p text:style-name="Standard"/>
      <text:p text:style-name="Standard">Creating config file /etc/php/8.1/mods-available/posix.ini with new version</text:p>
      <text:p text:style-name="Standard"/>
      <text:p text:style-name="Standard">Creating config file /etc/php/8.1/mods-available/shmop.ini with new version</text:p>
      <text:p text:style-name="Standard"/>
      <text:p text:style-name="Standard">Creating config file /etc/php/8.1/mods-available/sockets.ini with new version</text:p>
      <text:p text:style-name="Standard"/>
      <text:p text:style-name="Standard">Creating config file /etc/php/8.1/mods-available/sysvmsg.ini with new version</text:p>
      <text:p text:style-name="Standard"/>
      <text:p text:style-name="Standard">Creating config file /etc/php/8.1/mods-available/sysvsem.ini with new version</text:p>
      <text:p text:style-name="Standard"/>
      <text:p text:style-name="Standard">Creating config file /etc/php/8.1/mods-available/sysvshm.ini with new version</text:p>
      <text:p text:style-name="Standard"/>
      <text:p text:style-name="Standard">Creating config file /etc/php/8.1/mods-available/tokenizer.ini with new version</text:p>
      <text:p text:style-name="Standard">Setting up libapr1:amd64 (1.7.0-8build1) ...</text:p>
      <text:p text:style-name="Standard">Setting up bzip2 (1.0.8-5build1) ...</text:p>
      <text:p text:style-name="Standard">Setting up ssl-cert (1.1.2) ...</text:p>
      <text:p text:style-name="Standard">Setting up liblua5.3-0:amd64 (5.3.6-1build1) ...</text:p>
      <text:p text:style-name="Standard">Setting up php8.1-readline (8.1.2-1ubuntu2.9) ...</text:p>
      <text:p text:style-name="Standard"/>
      <text:p text:style-name="Standard">Creating config file /etc/php/8.1/mods-available/readline.ini with new version</text:p>
      <text:p text:style-name="Standard">Setting up apache2-data (2.4.52-1ubuntu4.2) ...</text:p>
      <text:p text:style-name="Standard">Setting up mailcap (3.70+nmu1ubuntu1) ...</text:p>
      <text:p text:style-name="Standard">Setting up php8.1-opcache (8.1.2-1ubuntu2.9) ...</text:p>
      <text:p text:style-name="Standard"/>
      <text:p text:style-name="Standard">Creating config file /etc/php/8.1/mods-available/opcache.ini with new version</text:p>
      <text:p text:style-name="Standard">Setting up libaprutil1:amd64 (1.6.1-5ubuntu4) ...</text:p>
      <text:p text:style-name="Standard">Setting up mime-support (3.66) ...</text:p>
      <text:p text:style-name="Standard">Setting up libaprutil1-ldap:amd64 (1.6.1-5ubuntu4) ...</text:p>
      <text:p text:style-name="Standard">Setting up libaprutil1-dbd-sqlite3:amd64 (1.6.1-5ubuntu4) ...</text:p>
      <text:p text:style-name="Standard">Setting up php8.1-cli (8.1.2-1ubuntu2.9) ...</text:p>
      <text:p text:style-name="Standard">update-alternatives: using /usr/bin/php8.1 to provide /usr/bin/php (php) in auto mode</text:p>
      <text:p text:style-name="Standard">update-alternatives: using /usr/bin/phar8.1 to provide /usr/bin/phar (phar) in auto mode</text:p>
      <text:p text:style-name="Standard">update-alternatives: using /usr/bin/phar.phar8.1 to provide /usr/bin/phar.phar (phar.phar) in auto mode</text:p>
      <text:p text:style-name="Standard"/>
      <text:p text:style-name="Standard">Creating config file /etc/php/8.1/cli/php.ini with new version</text:p>
      <text:p text:style-name="Standard">Setting up apache2-utils (2.4.52-1ubuntu4.2) ...</text:p>
      <text:p text:style-name="Standard">Setting up apache2-bin (2.4.52-1ubuntu4.2) ...</text:p>
      <text:p text:style-name="Standard">Setting up libapache2-mod-php8.1 (8.1.2-1ubuntu2.9) ...</text:p>
      <text:p text:style-name="Standard">Package apache2 is not configured yet. Will defer actions by package libapache2-mod-php8.1.</text:p>
      <text:p text:style-name="Standard"/>
      <text:p text:style-name="Standard">Creating config file /etc/php/8.1/apache2/php.ini with new version</text:p>
      <text:p text:style-name="Standard"><text:soft-page-break/>No module matches </text:p>
      <text:p text:style-name="Standard">Setting up apache2 (2.4.52-1ubuntu4.2) ...</text:p>
      <text:p text:style-name="Standard">Enabling module mpm_event.</text:p>
      <text:p text:style-name="Standard">Enabling module authz_core.</text:p>
      <text:p text:style-name="Standard">Enabling module authz_host.</text:p>
      <text:p text:style-name="Standard">Enabling module authn_core.</text:p>
      <text:p text:style-name="Standard">Enabling module auth_basic.</text:p>
      <text:p text:style-name="Standard">Enabling module access_compat.</text:p>
      <text:p text:style-name="Standard">Enabling module authn_file.</text:p>
      <text:p text:style-name="Standard">Enabling module authz_user.</text:p>
      <text:p text:style-name="Standard">Enabling module alias.</text:p>
      <text:p text:style-name="Standard">Enabling module dir.</text:p>
      <text:p text:style-name="Standard">Enabling module autoindex.</text:p>
      <text:p text:style-name="Standard">Enabling module env.</text:p>
      <text:p text:style-name="Standard">Enabling module mime.</text:p>
      <text:p text:style-name="Standard">Enabling module negotiation.</text:p>
      <text:p text:style-name="Standard">Enabling module setenvif.</text:p>
      <text:p text:style-name="Standard">Enabling module filter.</text:p>
      <text:p text:style-name="Standard">Enabling module deflate.</text:p>
      <text:p text:style-name="Standard">Enabling module status.</text:p>
      <text:p text:style-name="Standard">Enabling module reqtimeout.</text:p>
      <text:p text:style-name="Standard">Enabling conf charset.</text:p>
      <text:p text:style-name="Standard">Enabling conf localized-error-pages.</text:p>
      <text:p text:style-name="Standard">Enabling conf other-vhosts-access-log.</text:p>
      <text:p text:style-name="Standard">Enabling conf security.</text:p>
      <text:p text:style-name="Standard">Enabling conf serve-cgi-bin.</text:p>
      <text:p text:style-name="Standard">Enabling site 000-default.</text:p>
      <text:p text:style-name="Standard">info: Switch to mpm prefork for package libapache2-mod-php8.1</text:p>
      <text:p text:style-name="Standard">Module mpm_event disabled.</text:p>
      <text:p text:style-name="Standard">Enabling module mpm_prefork.</text:p>
      <text:p text:style-name="Standard">info: Executing deferred 'a2enmod php8.1' for package libapache2-mod-php8.1</text:p>
      <text:p text:style-name="Standard">Enabling module php8.1.</text:p>
      <text:p text:style-name="Standard">Created symlink /etc/systemd/system/multi-user.target.wants/apache2.service → /lib/systemd/system/apache2.service.</text:p>
      <text:p text:style-name="Standard">Created symlink /etc/systemd/system/multi-user.target.wants/apache-htcacheclean.service → /lib/systemd/system/apache-htcacheclean.service.</text:p>
      <text:p text:style-name="Standard">Setting up libapache2-mod-php (2:8.1+92ubuntu1) ...</text:p>
      <text:p text:style-name="Standard">Processing triggers for ufw (0.36.1-4build1) ...</text:p>
      <text:p text:style-name="Standard">Processing triggers for man-db (2.10.2-1) ...</text:p>
      <text:p text:style-name="Standard">Processing triggers for libc-bin (2.35-0ubuntu3.1) ...</text:p>
      <text:p text:style-name="Standard">Processing triggers for php8.1-cli (8.1.2-1ubuntu2.9) ...</text:p>
      <text:p text:style-name="Standard">Processing triggers for libapache2-mod-php8.1 (8.1.2-1ubuntu2.9) ...</text:p>
      <text:p text:style-name="Standard">Scanning processes... <text:s text:c="146"/></text:p>
      <text:p text:style-name="Standard">Scanning linux images... <text:s text:c="143"/></text:p>
      <text:p text:style-name="Standard"/>
      <text:p text:style-name="Standard">Running kernel seems to be up-to-date.</text:p>
      <text:p text:style-name="Standard"/>
      <text:p text:style-name="Standard">No services need to be restarted.</text:p>
      <text:p text:style-name="Standard"/>
      <text:p text:style-name="Standard">No containers need to be restarted.</text:p>
      <text:p text:style-name="Standard"/>
      <text:p text:style-name="Standard">No user sessions are running outdated binaries.</text:p>
      <text:p text:style-name="Standard"><text:soft-page-break/></text:p>
      <text:p text:style-name="Standard">No VM guests are running outdated hypervisor (qemu) binaries on this host.</text:p>
      <text:p text:style-name="Standard">ubuntu@ip-10-0-1-33:~$ sudo apt-get install apache2 php php-mysql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apache2 is already the newest version (2.4.52-1ubuntu4.2).</text:p>
      <text:p text:style-name="Standard">apache2 set to manually installed.</text:p>
      <text:p text:style-name="Standard">The following additional packages will be installed:</text:p>
      <text:p text:style-name="Standard"><text:s text:c="2"/>php8.1 php8.1-mysql</text:p>
      <text:p text:style-name="Standard">The following NEW packages will be installed:</text:p>
      <text:p text:style-name="Standard"><text:s text:c="2"/>php php-mysql php8.1 php8.1-mysql</text:p>
      <text:p text:style-name="Standard">0 upgraded, 4 newly installed, 0 to remove and 90 not upgraded.</text:p>
      <text:p text:style-name="Standard">Need to get 144 kB of archives.</text:p>
      <text:p text:style-name="Standard">After this operation, 551 kB of additional disk space will be used.</text:p>
      <text:p text:style-name="Standard">Do you want to continue? [Y/n] y</text:p>
      <text:p text:style-name="Standard">Get:1 http://us-east-1.ec2.archive.ubuntu.com/ubuntu jammy-updates/main amd64 php8.1 all 8.1.2-1ubuntu2.9 [9154 B]</text:p>
      <text:p text:style-name="Standard">Get:2 http://us-east-1.ec2.archive.ubuntu.com/ubuntu jammy/main amd64 php all 2:8.1+92ubuntu1 [2756 B]</text:p>
      <text:p text:style-name="Standard">Get:3 http://us-east-1.ec2.archive.ubuntu.com/ubuntu jammy-updates/main amd64 php8.1-mysql amd64 8.1.2-1ubuntu2.9 [130 kB]</text:p>
      <text:p text:style-name="Standard">Get:4 http://us-east-1.ec2.archive.ubuntu.com/ubuntu jammy/main amd64 php-mysql all 2:8.1+92ubuntu1 [1834 B]</text:p>
      <text:p text:style-name="Standard">Fetched 144 kB in 0s (6008 kB/s)</text:p>
      <text:p text:style-name="Standard">Selecting previously unselected package php8.1.</text:p>
      <text:p text:style-name="Standard">(Reading database ... 64557 files and directories currently installed.)</text:p>
      <text:p text:style-name="Standard">Preparing to unpack .../php8.1_8.1.2-1ubuntu2.9_all.deb ...</text:p>
      <text:p text:style-name="Standard">Unpacking php8.1 (8.1.2-1ubuntu2.9) ...</text:p>
      <text:p text:style-name="Standard">Selecting previously unselected package php.</text:p>
      <text:p text:style-name="Standard">Preparing to unpack .../php_2%3a8.1+92ubuntu1_all.deb ...</text:p>
      <text:p text:style-name="Standard">Unpacking php (2:8.1+92ubuntu1) ...</text:p>
      <text:p text:style-name="Standard">Selecting previously unselected package php8.1-mysql.</text:p>
      <text:p text:style-name="Standard">Preparing to unpack .../php8.1-mysql_8.1.2-1ubuntu2.9_amd64.deb ...</text:p>
      <text:p text:style-name="Standard">Unpacking php8.1-mysql (8.1.2-1ubuntu2.9) ...</text:p>
      <text:p text:style-name="Standard">Selecting previously unselected package php-mysql.</text:p>
      <text:p text:style-name="Standard">Preparing to unpack .../php-mysql_2%3a8.1+92ubuntu1_all.deb ...</text:p>
      <text:p text:style-name="Standard">Unpacking php-mysql (2:8.1+92ubuntu1) ...</text:p>
      <text:p text:style-name="Standard">Setting up php8.1 (8.1.2-1ubuntu2.9) ...</text:p>
      <text:p text:style-name="Standard">Setting up php8.1-mysql (8.1.2-1ubuntu2.9) ...</text:p>
      <text:p text:style-name="Standard"/>
      <text:p text:style-name="Standard">Creating config file /etc/php/8.1/mods-available/mysqlnd.ini with new version</text:p>
      <text:p text:style-name="Standard"/>
      <text:p text:style-name="Standard">Creating config file /etc/php/8.1/mods-available/mysqli.ini with new version</text:p>
      <text:p text:style-name="Standard"/>
      <text:p text:style-name="Standard">Creating config file /etc/php/8.1/mods-available/pdo_mysql.ini with new version</text:p>
      <text:p text:style-name="Standard">Setting up php (2:8.1+92ubuntu1) ...</text:p>
      <text:p text:style-name="Standard">Setting up php-mysql (2:8.1+92ubuntu1) ...</text:p>
      <text:p text:style-name="Standard">Processing triggers for libapache2-mod-php8.1 (8.1.2-1ubuntu2.9) ...</text:p>
      <text:p text:style-name="Standard">Processing triggers for php8.1-cli (8.1.2-1ubuntu2.9) ...</text:p>
      <text:p text:style-name="Standard">Scanning processes... <text:s text:c="146"/></text:p>
      <text:p text:style-name="Standard">Scanning linux images... <text:s text:c="143"/></text:p>
      <text:p text:style-name="Standard"><text:soft-page-break/></text:p>
      <text:p text:style-name="Standard">Running kernel seems to be up-to-date.</text:p>
      <text:p text:style-name="Standard"/>
      <text:p text:style-name="Standard">No services need to be restarted.</text:p>
      <text:p text:style-name="Standard"/>
      <text:p text:style-name="Standard">No containers need to be restarted.</text:p>
      <text:p text:style-name="Standard"/>
      <text:p text:style-name="Standard">No user sessions are running outdated binaries.</text:p>
      <text:p text:style-name="Standard"/>
      <text:p text:style-name="Standard">No VM guests are running outdated hypervisor (qemu) binaries on this host.</text:p>
      <text:p text:style-name="Standard">ubuntu@ip-10-0-1-33:~$ git clone https://github.com/sreepathysois/phpmysql-app.git</text:p>
      <text:p text:style-name="Standard">Cloning into 'phpmysql-app'...</text:p>
      <text:p text:style-name="Standard">remote: Enumerating objects: 321, done.</text:p>
      <text:p text:style-name="Standard">remote: Counting objects: 100% (33/33), done.</text:p>
      <text:p text:style-name="Standard">remote: Compressing objects: 100% (27/27), done.</text:p>
      <text:p text:style-name="Standard">remote: Total 321 (delta 19), reused 5 (delta 5), pack-reused 288</text:p>
      <text:p text:style-name="Standard">Receiving objects: 100% (321/321), 13.80 MiB | 33.16 MiB/s, done.</text:p>
      <text:p text:style-name="Standard">Resolving deltas: 100% (58/58), done.</text:p>
      <text:p text:style-name="Standard">ubuntu@ip-10-0-1-33:~$ ls</text:p>
      <text:p text:style-name="Standard">phpmysql-app</text:p>
      <text:p text:style-name="Standard">ubuntu@ip-10-0-1-33:~$ sudo cp -rf phpmysql-app/* /var/www/html/.</text:p>
      <text:p text:style-name="Standard">ubuntu@ip-10-0-1-33:~$ sudo vi /etc/apache2/mods-enabled/dir.conf</text:p>
      <text:p text:style-name="Standard">ubuntu@ip-10-0-1-33:~$ sudo vi /etc/apache2/mods-enabled/dir.conf</text:p>
      <text:p text:style-name="Standard">ubuntu@ip-10-0-1-33:~$ sudo vi /etc/apache2/mods-enabled/dir.conf</text:p>
      <text:p text:style-name="Standard">ubuntu@ip-10-0-1-33:~$ sudo vi /etc/apache2/mods-enabled/dir.conf</text:p>
      <text:p text:style-name="Standard">ubuntu@ip-10-0-1-33:~$ sudo systemctl restart apache2</text:p>
      <text:p text:style-name="Standard">ubuntu@ip-10-0-1-33:~$ sudo apt-get install mysql-client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mysql-client-8.0 mysql-client-core-8.0 mysql-common</text:p>
      <text:p text:style-name="Standard">The following NEW packages will be installed:</text:p>
      <text:p text:style-name="Standard"><text:s text:c="2"/>mysql-client mysql-client-8.0 mysql-client-core-8.0 mysql-common</text:p>
      <text:p text:style-name="Standard">0 upgraded, 4 newly installed, 0 to remove and 90 not upgraded.</text:p>
      <text:p text:style-name="Standard">Need to get 2702 kB of archives.</text:p>
      <text:p text:style-name="Standard">After this operation, 62.3 MB of additional disk space will be used.</text:p>
      <text:p text:style-name="Standard">Do you want to continue? [Y/n] y</text:p>
      <text:p text:style-name="Standard">Get:1 http://us-east-1.ec2.archive.ubuntu.com/ubuntu jammy-updates/main amd64 mysql-client-core-8.0 amd64 8.0.31-0ubuntu0.22.04.1 [2663 kB]</text:p>
      <text:p text:style-name="Standard">Get:2 http://us-east-1.ec2.archive.ubuntu.com/ubuntu jammy/main amd64 mysql-common all 5.8+1.0.8 [7212 B]</text:p>
      <text:p text:style-name="Standard">Get:3 http://us-east-1.ec2.archive.ubuntu.com/ubuntu jammy-updates/main amd64 mysql-client-8.0 amd64 8.0.31-0ubuntu0.22.04.1 [22.7 kB]</text:p>
      <text:p text:style-name="Standard">Get:4 http://us-east-1.ec2.archive.ubuntu.com/ubuntu jammy-updates/main amd64 mysql-client all 8.0.31-0ubuntu0.22.04.1 [9428 B]</text:p>
      <text:p text:style-name="Standard">Fetched 2702 kB in 0s (35.4 MB/s) </text:p>
      <text:p text:style-name="Standard">Selecting previously unselected package mysql-client-core-8.0.</text:p>
      <text:p text:style-name="Standard">(Reading database ... 64581 files and directories currently installed.)</text:p>
      <text:p text:style-name="Standard">Preparing to unpack .../mysql-client-core-8.0_8.0.31-0ubuntu0.22.04.1_amd64.deb ...</text:p>
      <text:p text:style-name="Standard">Unpacking mysql-client-core-8.0 (8.0.31-0ubuntu0.22.04.1) ...</text:p>
      <text:p text:style-name="Standard">Selecting previously unselected package mysql-common.</text:p>
      <text:p text:style-name="Standard"><text:soft-page-break/>Preparing to unpack .../mysql-common_5.8+1.0.8_all.deb ...</text:p>
      <text:p text:style-name="Standard">Unpacking mysql-common (5.8+1.0.8) ...</text:p>
      <text:p text:style-name="Standard">Selecting previously unselected package mysql-client-8.0.</text:p>
      <text:p text:style-name="Standard">Preparing to unpack .../mysql-client-8.0_8.0.31-0ubuntu0.22.04.1_amd64.deb ...</text:p>
      <text:p text:style-name="Standard">Unpacking mysql-client-8.0 (8.0.31-0ubuntu0.22.04.1) ...</text:p>
      <text:p text:style-name="Standard">Selecting previously unselected package mysql-client.</text:p>
      <text:p text:style-name="Standard">Preparing to unpack .../mysql-client_8.0.31-0ubuntu0.22.04.1_all.deb ...</text:p>
      <text:p text:style-name="Standard">Unpacking mysql-client (8.0.31-0ubuntu0.22.04.1) ...</text:p>
      <text:p text:style-name="Standard">Setting up mysql-common (5.8+1.0.8) ...</text:p>
      <text:p text:style-name="Standard">update-alternatives: using /etc/mysql/my.cnf.fallback to provide /etc/mysql/my.cnf (my.cnf) in auto mode</text:p>
      <text:p text:style-name="Standard">Setting up mysql-client-core-8.0 (8.0.31-0ubuntu0.22.04.1) ...</text:p>
      <text:p text:style-name="Standard">Setting up mysql-client-8.0 (8.0.31-0ubuntu0.22.04.1) ...</text:p>
      <text:p text:style-name="Standard">Setting up mysql-client (8.0.31-0ubuntu0.22.04.1) ...</text:p>
      <text:p text:style-name="Standard">Processing triggers for man-db (2.10.2-1) ...</text:p>
      <text:p text:style-name="Standard">Scanning processes... <text:s text:c="146"/></text:p>
      <text:p text:style-name="Standard">Scanning linux images... <text:s text:c="143"/></text:p>
      <text:p text:style-name="Standard"/>
      <text:p text:style-name="Standard">Running kernel seems to be up-to-date.</text:p>
      <text:p text:style-name="Standard"/>
      <text:p text:style-name="Standard">No services need to be restarted.</text:p>
      <text:p text:style-name="Standard"/>
      <text:p text:style-name="Standard">No containers need to be restarted.</text:p>
      <text:p text:style-name="Standard"/>
      <text:p text:style-name="Standard">No user sessions are running outdated binaries.</text:p>
      <text:p text:style-name="Standard"/>
      <text:p text:style-name="Standard">No VM guests are running outdated hypervisor (qemu) binaries on this host.</text:p>
      <text:p text:style-name="Standard">ubuntu@ip-10-0-1-33:~$ sudo mysql -u msis -p lab-password</text:p>
      <text:p text:style-name="Standard">Enter password: </text:p>
      <text:p text:style-name="Standard">ERROR 2002 (HY000): Can't connect to local MySQL server through socket '/var/run/mysqld/mysqld.sock' (2)</text:p>
      <text:p text:style-name="Standard">ubuntu@ip-10-0-1-33:~$ sudo mysql -h database-1.cddd05btjupi.us-east-1.rds.amazonaws.com -u msis -p lab-password</text:p>
      <text:p text:style-name="Standard">Enter password: </text:p>
      <text:p text:style-name="Standard">ERROR 1049 (42000): Unknown database 'lab-password'</text:p>
      <text:p text:style-name="Standard">ubuntu@ip-10-0-1-33:~$ sudo mysql -h database-1.cddd05btjupi.us-east-1.rds.amazonaws.com -u msis -p</text:p>
      <text:p text:style-name="Standard">Enter password: </text:p>
      <text:p text:style-name="Standard">Welcome to the MySQL monitor. <text:s/>Commands end with ; or \g.</text:p>
      <text:p text:style-name="Standard">Your MySQL connection id is 18</text:p>
      <text:p text:style-name="Standard">Server version: 8.0.28 Source distribution</text:p>
      <text:p text:style-name="Standard"/>
      <text:p text:style-name="Standard">Copyright (c) 2000, 2022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<text:soft-page-break/>| Database <text:s text:c="10"/>|</text:p>
      <text:p text:style-name="Standard">+--------------------+</text:p>
      <text:p text:style-name="Standard">| ecommdb <text:s text:c="11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0 sec)</text:p>
      <text:p text:style-name="Standard"/>
      <text:p text:style-name="Standard">mysql&gt; </text:p>
      <text:p text:style-name="Standard">mysql&gt; exit</text:p>
      <text:p text:style-name="Standard">Bye</text:p>
      <text:p text:style-name="Standard">ubuntu@ip-10-0-1-33:~$ cd phpmysql-app/</text:p>
      <text:p text:style-name="Standard">ubuntu@ip-10-0-1-33:~/phpmysql-app$ ls</text:p>
      <text:p text:style-name="Standard">Jenkinsfile <text:s/>docker-compose.yml <text:s text:c="9"/>ecommerce_mysql_db_deployment.yaml <text:s/>ecommerce_php_app_deployment.yaml <text:s/>php</text:p>
      <text:p text:style-name="Standard">README.md <text:s text:c="3"/>docker-compose_updated.yml <text:s/>ecommerce_mysql_db_service.yaml <text:s text:c="4"/>ecommerce_php_app_service.yaml</text:p>
      <text:p text:style-name="Standard">ubuntu@ip-10-0-1-33:~/phpmysql-app$ cd /var/www/html/</text:p>
      <text:p text:style-name="Standard">ubuntu@ip-10-0-1-33:/var/www/html$ ls</text:p>
      <text:p text:style-name="Standard">Jenkinsfile <text:s/>docker-compose.yml <text:s text:c="9"/>ecommerce_mysql_db_deployment.yaml <text:s/>ecommerce_php_app_deployment.yaml <text:s/>index.html</text:p>
      <text:p text:style-name="Standard">README.md <text:s text:c="3"/>docker-compose_updated.yml <text:s/>ecommerce_mysql_db_service.yaml <text:s text:c="4"/>ecommerce_php_app_service.yaml <text:s text:c="4"/>php</text:p>
      <text:p text:style-name="Standard">ubuntu@ip-10-0-1-33:/var/www/html$ sudo rm -rf *</text:p>
      <text:p text:style-name="Standard">ubuntu@ip-10-0-1-33:/var/www/html$ ls</text:p>
      <text:p text:style-name="Standard">ubuntu@ip-10-0-1-33:/var/www/html$ sudo cp -rf /home/ubuntu/phpmysql-app/php/online-shopping-system/* .</text:p>
      <text:p text:style-name="Standard">ubuntu@ip-10-0-1-33:/var/www/html$ ls</text:p>
      <text:p text:style-name="Standard">Dockerfile <text:s text:c="15"/>_config.yml <text:s/>cart.php <text:s text:c="13"/>css <text:s text:c="7"/>fonts <text:s text:c="10"/>img <text:s text:c="7"/>login_form.php <text:s text:c="2"/>payment_success.php <text:s/>register_form.php</text:p>
      <text:p text:style-name="Standard">Dockerfile_update_webapp <text:s/>action.php <text:s text:c="2"/>checkout.php <text:s text:c="9"/>database <text:s text:c="2"/>footer.php <text:s text:c="5"/>index.php <text:s/>logout.php <text:s text:c="6"/>product.php <text:s text:c="9"/>store.php</text:p>
      <text:p text:style-name="Standard">LICENSE <text:s text:c="18"/>admin <text:s text:c="7"/>checkout_process.php <text:s/>db.php <text:s text:c="4"/>header.php <text:s text:c="5"/>js <text:s text:c="8"/>newslettter.php <text:s/>product_images</text:p>
      <text:p text:style-name="Standard">README.md <text:s text:c="16"/>body.php <text:s text:c="4"/>config.php <text:s text:c="11"/>error.php <text:s/>homeaction.php <text:s/>login.php <text:s/>offersmail.php <text:s text:c="2"/>register.php</text:p>
      <text:p text:style-name="Standard">ubuntu@ip-10-0-1-33:/var/www/html$ sudo systemctl restart apache2</text:p>
      <text:p text:style-name="Standard">ubuntu@ip-10-0-1-33:/var/www/html$ </text:p>
      <text:p text:style-name="Standard">ubuntu@ip-10-0-1-33:/var/www/html$ cd database/</text:p>
      <text:p text:style-name="Standard">ubuntu@ip-10-0-1-33:/var/www/html/database$ ls</text:p>
      <text:p text:style-name="Standard">Dockerfile_db <text:s/>onlineshop.sql</text:p>
      <text:p text:style-name="Standard">ubuntu@ip-10-0-1-33:/var/www/html/database$ sudo mysql -h database-1.cddd05btjupi.us-east-1.rds.amazonaws.com -u msis -p</text:p>
      <text:p text:style-name="Standard">Enter password: </text:p>
      <text:p text:style-name="Standard">Welcome to the MySQL monitor. <text:s/>Commands end with ; or \g.</text:p>
      <text:p text:style-name="Standard">Your MySQL connection id is 20</text:p>
      <text:p text:style-name="Standard">Server version: 8.0.28 Source distribution</text:p>
      <text:p text:style-name="Standard"/>
      <text:p text:style-name="Standard">Copyright (c) 2000, 2022, Oracle and/or its affiliates.</text:p>
      <text:p text:style-name="Standard"/>
      <text:p text:style-name="Standard"><text:soft-page-break/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ecommdb <text:s text:c="11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0 sec)</text:p>
      <text:p text:style-name="Standard"/>
      <text:p text:style-name="Standard">mysql&gt; use ecommdb;</text:p>
      <text:p text:style-name="Standard">Database changed</text:p>
      <text:p text:style-name="Standard">mysql&gt; show tables;</text:p>
      <text:p text:style-name="Standard">Empty set (0.01 sec)</text:p>
      <text:p text:style-name="Standard"/>
      <text:p text:style-name="Standard">mysql&gt; source onlineshop.sql;</text:p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ERROR 1227 (42000): Access denied; you need (at least one of) the SUPER or SET_USER_ID privilege(s) for this operation</text:p>
      <text:p text:style-name="Standard">Query OK, 0 rows affected, 1 warning (0.02 sec)</text:p>
      <text:p text:style-name="Standard"/>
      <text:p text:style-name="Standard">Query OK, 1 row affected (0.00 sec)</text:p>
      <text:p text:style-name="Standard"/>
      <text:p text:style-name="Standard">Query OK, 0 rows affected, 1 warning (0.03 sec)</text:p>
      <text:p text:style-name="Standard"/>
      <text:p text:style-name="Standard">Query OK, 6 rows affected (0.00 sec)</text:p>
      <text:p text:style-name="Standard">Records: 6 <text:s/>Duplicates: 0 <text:s/>Warnings: 0</text:p>
      <text:p text:style-name="Standard"/>
      <text:p text:style-name="Standard">Query OK, 0 rows affected, 4 warnings (0.03 sec)</text:p>
      <text:p text:style-name="Standard"><text:soft-page-break/></text:p>
      <text:p text:style-name="Standard">Query OK, 17 rows affected (0.00 sec)</text:p>
      <text:p text:style-name="Standard">Records: 17 <text:s/>Duplicates: 0 <text:s/>Warnings: 0</text:p>
      <text:p text:style-name="Standard"/>
      <text:p text:style-name="Standard">Query OK, 0 rows affected, 1 warning (0.02 sec)</text:p>
      <text:p text:style-name="Standard"/>
      <text:p text:style-name="Standard">Query OK, 7 rows affected (0.00 sec)</text:p>
      <text:p text:style-name="Standard">Records: 7 <text:s/>Duplicates: 0 <text:s/>Warnings: 0</text:p>
      <text:p text:style-name="Standard"/>
      <text:p text:style-name="Standard">Query OK, 0 rows affected, 1 warning (0.03 sec)</text:p>
      <text:p text:style-name="Standard"/>
      <text:p text:style-name="Standard">Query OK, 3 rows affected (0.00 sec)</text:p>
      <text:p text:style-name="Standard">Records: 3 <text:s/>Duplicates: 0 <text:s/>Warnings: 0</text:p>
      <text:p text:style-name="Standard"/>
      <text:p text:style-name="Standard">Query OK, 0 rows affected, 1 warning (0.02 sec)</text:p>
      <text:p text:style-name="Standard"/>
      <text:p text:style-name="Standard">Query OK, 0 rows affected, 4 warnings (0.02 sec)</text:p>
      <text:p text:style-name="Standard"/>
      <text:p text:style-name="Standard">Query OK, 2 rows affected (0.00 sec)</text:p>
      <text:p text:style-name="Standard">Records: 2 <text:s/>Duplicates: 0 <text:s/>Warnings: 0</text:p>
      <text:p text:style-name="Standard"/>
      <text:p text:style-name="Standard">Query OK, 0 rows affected, 6 warnings (0.02 sec)</text:p>
      <text:p text:style-name="Standard"/>
      <text:p text:style-name="Standard">Query OK, 1 row affected (0.00 sec)</text:p>
      <text:p text:style-name="Standard"/>
      <text:p text:style-name="Standard">Query OK, 0 rows affected, 5 warnings (0.02 sec)</text:p>
      <text:p text:style-name="Standard"/>
      <text:p text:style-name="Standard">Query OK, 3 rows affected (0.00 sec)</text:p>
      <text:p text:style-name="Standard">Records: 3 <text:s/>Duplicates: 0 <text:s/>Warnings: 0</text:p>
      <text:p text:style-name="Standard"/>
      <text:p text:style-name="Standard">Query OK, 0 rows affected, 4 warnings (0.03 sec)</text:p>
      <text:p text:style-name="Standard"/>
      <text:p text:style-name="Standard">Query OK, 71 rows affected (0.01 sec)</text:p>
      <text:p text:style-name="Standard">Records: 71 <text:s/>Duplicates: 0 <text:s/>Warnings: 0</text:p>
      <text:p text:style-name="Standard"/>
      <text:p text:style-name="Standard">Query OK, 0 rows affected, 1 warning (0.04 sec)</text:p>
      <text:p text:style-name="Standard"/>
      <text:p text:style-name="Standard">Query OK, 9 rows affected, 1 warning (0.00 sec)</text:p>
      <text:p text:style-name="Standard">Records: 9 <text:s/>Duplicates: 0 <text:s/>Warnings: 1</text:p>
      <text:p text:style-name="Standard"/>
      <text:p text:style-name="Standard">Query OK, 0 rows affected (0.00 sec)</text:p>
      <text:p text:style-name="Standard"/>
      <text:p text:style-name="Standard">Query OK, 0 rows affected, 1 warning (0.04 sec)</text:p>
      <text:p text:style-name="Standard"/>
      <text:p text:style-name="Standard">Query OK, 11 rows affected (0.00 sec)</text:p>
      <text:p text:style-name="Standard">Records: 11 <text:s/>Duplicates: 0 <text:s/>Warnings: 0</text:p>
      <text:p text:style-name="Standard"/>
      <text:p text:style-name="Standard">Query OK, 0 rows affected (0.06 sec)</text:p>
      <text:p text:style-name="Standard">Records: 0 <text:s/>Duplicates: 0 <text:s/>Warnings: 0</text:p>
      <text:p text:style-name="Standard"/>
      <text:p text:style-name="Standard">Query OK, 0 rows affected (0.04 sec)</text:p>
      <text:p text:style-name="Standard">Records: 0 <text:s/>Duplicates: 0 <text:s/>Warnings: 0</text:p>
      <text:p text:style-name="Standard"><text:soft-page-break/></text:p>
      <text:p text:style-name="Standard">Query OK, 0 rows affected (0.05 sec)</text:p>
      <text:p text:style-name="Standard">Records: 0 <text:s/>Duplicates: 0 <text:s/>Warnings: 0</text:p>
      <text:p text:style-name="Standard"/>
      <text:p text:style-name="Standard">Query OK, 0 rows affected (0.05 sec)</text:p>
      <text:p text:style-name="Standard">Records: 0 <text:s/>Duplicates: 0 <text:s/>Warnings: 0</text:p>
      <text:p text:style-name="Standard"/>
      <text:p text:style-name="Standard">Query OK, 0 rows affected (0.04 sec)</text:p>
      <text:p text:style-name="Standard">Records: 0 <text:s/>Duplicates: 0 <text:s/>Warnings: 0</text:p>
      <text:p text:style-name="Standard"/>
      <text:p text:style-name="Standard">Query OK, 0 rows affected (0.03 sec)</text:p>
      <text:p text:style-name="Standard">Records: 0 <text:s/>Duplicates: 0 <text:s/>Warnings: 0</text:p>
      <text:p text:style-name="Standard"/>
      <text:p text:style-name="Standard">Query OK, 0 rows affected (0.06 sec)</text:p>
      <text:p text:style-name="Standard">Records: 0 <text:s/>Duplicates: 0 <text:s/>Warnings: 0</text:p>
      <text:p text:style-name="Standard"/>
      <text:p text:style-name="Standard">Query OK, 0 rows affected (0.05 sec)</text:p>
      <text:p text:style-name="Standard">Records: 0 <text:s/>Duplicates: 0 <text:s/>Warnings: 0</text:p>
      <text:p text:style-name="Standard"/>
      <text:p text:style-name="Standard">Query OK, 0 rows affected (0.08 sec)</text:p>
      <text:p text:style-name="Standard">Records: 0 <text:s/>Duplicates: 0 <text:s/>Warnings: 0</text:p>
      <text:p text:style-name="Standard"/>
      <text:p text:style-name="Standard">Query OK, 0 rows affected (0.06 sec)</text:p>
      <text:p text:style-name="Standard">Records: 0 <text:s/>Duplicates: 0 <text:s/>Warnings: 0</text:p>
      <text:p text:style-name="Standard"/>
      <text:p text:style-name="Standard">Query OK, 0 rows affected (0.05 sec)</text:p>
      <text:p text:style-name="Standard">Records: 0 <text:s/>Duplicates: 0 <text:s/>Warnings: 0</text:p>
      <text:p text:style-name="Standard"/>
      <text:p text:style-name="Standard">Query OK, 0 rows affected (0.07 sec)</text:p>
      <text:p text:style-name="Standard">Records: 0 <text:s/>Duplicates: 0 <text:s/>Warnings: 0</text:p>
      <text:p text:style-name="Standard"/>
      <text:p text:style-name="Standard">Query OK, 1 row affected, 1 warning (0.04 sec)</text:p>
      <text:p text:style-name="Standard">Records: 1 <text:s/>Duplicates: 0 <text:s/>Warnings: 1</text:p>
      <text:p text:style-name="Standard"/>
      <text:p text:style-name="Standard">Query OK, 6 rows affected, 1 warning (0.08 sec)</text:p>
      <text:p text:style-name="Standard">Records: 6 <text:s/>Duplicates: 0 <text:s/>Warnings: 1</text:p>
      <text:p text:style-name="Standard"/>
      <text:p text:style-name="Standard">Query OK, 17 rows affected, 1 warning (0.06 sec)</text:p>
      <text:p text:style-name="Standard">Records: 17 <text:s/>Duplicates: 0 <text:s/>Warnings: 1</text:p>
      <text:p text:style-name="Standard"/>
      <text:p text:style-name="Standard">Query OK, 7 rows affected, 1 warning (0.07 sec)</text:p>
      <text:p text:style-name="Standard">Records: 7 <text:s/>Duplicates: 0 <text:s/>Warnings: 1</text:p>
      <text:p text:style-name="Standard"/>
      <text:p text:style-name="Standard">Query OK, 3 rows affected, 1 warning (0.05 sec)</text:p>
      <text:p text:style-name="Standard">Records: 3 <text:s/>Duplicates: 0 <text:s/>Warnings: 1</text:p>
      <text:p text:style-name="Standard"/>
      <text:p text:style-name="Standard">Query OK, 0 rows affected, 1 warning (0.04 sec)</text:p>
      <text:p text:style-name="Standard">Records: 0 <text:s/>Duplicates: 0 <text:s/>Warnings: 1</text:p>
      <text:p text:style-name="Standard"/>
      <text:p text:style-name="Standard">Query OK, 2 rows affected, 1 warning (0.07 sec)</text:p>
      <text:p text:style-name="Standard">Records: 2 <text:s/>Duplicates: 0 <text:s/>Warnings: 1</text:p>
      <text:p text:style-name="Standard"/>
      <text:p text:style-name="Standard"><text:soft-page-break/>Query OK, 1 row affected, 1 warning (0.05 sec)</text:p>
      <text:p text:style-name="Standard">Records: 1 <text:s/>Duplicates: 0 <text:s/>Warnings: 1</text:p>
      <text:p text:style-name="Standard"/>
      <text:p text:style-name="Standard">Query OK, 3 rows affected, 1 warning (0.07 sec)</text:p>
      <text:p text:style-name="Standard">Records: 3 <text:s/>Duplicates: 0 <text:s/>Warnings: 1</text:p>
      <text:p text:style-name="Standard"/>
      <text:p text:style-name="Standard">Query OK, 71 rows affected, 1 warning (0.04 sec)</text:p>
      <text:p text:style-name="Standard">Records: 71 <text:s/>Duplicates: 0 <text:s/>Warnings: 1</text:p>
      <text:p text:style-name="Standard"/>
      <text:p text:style-name="Standard">Query OK, 9 rows affected, 1 warning (0.05 sec)</text:p>
      <text:p text:style-name="Standard">Records: 9 <text:s/>Duplicates: 0 <text:s/>Warnings: 1</text:p>
      <text:p text:style-name="Standard"/>
      <text:p text:style-name="Standard">Query OK, 11 rows affected, 1 warning (0.07 sec)</text:p>
      <text:p text:style-name="Standard">Records: 11 <text:s/>Duplicates: 0 <text:s/>Warnings: 1</text:p>
      <text:p text:style-name="Standard"/>
      <text:p text:style-name="Standard">Query OK, 1 row affected (0.06 sec)</text:p>
      <text:p text:style-name="Standard">Records: 1 <text:s/>Duplicates: 0 <text:s/>Warnings: 0</text:p>
      <text:p text:style-name="Standard"/>
      <text:p text:style-name="Standard">Query OK, 3 rows affected (0.07 sec)</text:p>
      <text:p text:style-name="Standard">Records: 3 <text:s/>Duplicates: 0 <text:s/>Warnings: 0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Query OK, 0 rows affected (0.00 sec)</text:p>
      <text:p text:style-name="Standard"/>
      <text:p text:style-name="Standard">mysql&gt; show tablses;</text:p>
      <text:p text:style-name="Standard">ERROR 1064 (42000): You have an error in your SQL syntax; check the manual that corresponds to your MySQL server version for the right syntax to use near 'tablses' at line 1</text:p>
      <text:p text:style-name="Standard">mysql&gt; show tables;</text:p>
      <text:p text:style-name="Standard">+-------------------+</text:p>
      <text:p text:style-name="Standard">| Tables_in_ecommdb |</text:p>
      <text:p text:style-name="Standard">+-------------------+</text:p>
      <text:p text:style-name="Standard">| admin_info <text:s text:c="7"/>|</text:p>
      <text:p text:style-name="Standard">| brands <text:s text:c="11"/>|</text:p>
      <text:p text:style-name="Standard">| cart <text:s text:c="13"/>|</text:p>
      <text:p text:style-name="Standard">| categories <text:s text:c="7"/>|</text:p>
      <text:p text:style-name="Standard">| email_info <text:s text:c="7"/>|</text:p>
      <text:p text:style-name="Standard">| logs <text:s text:c="13"/>|</text:p>
      <text:p text:style-name="Standard">| order_products <text:s text:c="3"/>|</text:p>
      <text:p text:style-name="Standard">| orders <text:s text:c="11"/>|</text:p>
      <text:p text:style-name="Standard">| orders_info <text:s text:c="6"/>|</text:p>
      <text:p text:style-name="Standard">| products <text:s text:c="9"/>|</text:p>
      <text:p text:style-name="Standard">| user_info <text:s text:c="8"/>|</text:p>
      <text:p text:style-name="Standard">| user_info_backup <text:s/>|</text:p>
      <text:p text:style-name="Standard">+-------------------+</text:p>
      <text:p text:style-name="Standard">12 rows in set (0.01 sec)</text:p>
      <text:p text:style-name="Standard"/>
      <text:p text:style-name="Standard">mysql&gt; select * from brands;</text:p>
      <text:p text:style-name="Standard"><text:soft-page-break/>+----------+-------------+</text:p>
      <text:p text:style-name="Standard">| brand_id | brand_title |</text:p>
      <text:p text:style-name="Standard">+----------+-------------+</text:p>
      <text:p text:style-name="Standard">| <text:s text:c="7"/>1 | HP <text:s text:c="9"/>|</text:p>
      <text:p text:style-name="Standard">| <text:s text:c="7"/>2 | Samsung <text:s text:c="4"/>|</text:p>
      <text:p text:style-name="Standard">| <text:s text:c="7"/>3 | Apple <text:s text:c="6"/>|</text:p>
      <text:p text:style-name="Standard">| <text:s text:c="7"/>4 | motorolla <text:s text:c="2"/>|</text:p>
      <text:p text:style-name="Standard">| <text:s text:c="7"/>5 | LG <text:s text:c="9"/>|</text:p>
      <text:p text:style-name="Standard">| <text:s text:c="7"/>6 | Cloth Brand |</text:p>
      <text:p text:style-name="Standard">+----------+-------------+</text:p>
      <text:p text:style-name="Standard">6 rows in set (0.01 sec)</text:p>
      <text:p text:style-name="Standard"/>
      <text:p text:style-name="Standard">mysql&gt; exit</text:p>
      <text:p text:style-name="Standard">Bye</text:p>
      <text:p text:style-name="Standard">ubuntu@ip-10-0-1-33:/var/www/html/database$ cd ..</text:p>
      <text:p text:style-name="Standard">ubuntu@ip-10-0-1-33:/var/www/html$ sudo vi db.php </text:p>
      <text:p text:style-name="Standard">ubuntu@ip-10-0-1-33:/var/www/html$ sudo systemctl restart apache2</text:p>
      <text:p text:style-name="Standard">ubuntu@ip-10-0-1-33:/var/www/html$ sudo vi db.php </text:p>
      <text:p text:style-name="Standard">ubuntu@ip-10-0-1-33:/var/www/html$ sudo systemctl restart apache2</text:p>
      <text:p text:style-name="Standard">ubuntu@ip-10-0-1-33:/var/www/html$ sudo vi db.php </text:p>
      <text:p text:style-name="Standard">ubuntu@ip-10-0-1-33:/var/www/html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12:13:57.090456993</meta:creation-date>
    <dc:date>2022-11-30T12:20:05.795856187</dc:date>
    <meta:editing-duration>PT6M11S</meta:editing-duration>
    <meta:editing-cycles>1</meta:editing-cycles>
    <meta:document-statistic meta:table-count="0" meta:image-count="0" meta:object-count="0" meta:page-count="15" meta:paragraph-count="557" meta:word-count="3283" meta:character-count="31405" meta:non-whitespace-character-count="27139"/>
    <meta:generator>LibreOffice/6.4.7.2$Linux_X86_64 LibreOffice_project/40$Build-2</meta:generator>
  </office:meta>
</office:document-meta>
</file>